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111in" fo:text-align="justify" fo:line-height="108%"/>
      <style:text-properties style:font-name="Times" fo:font-size="16.0pt"/>
    </style:style>
    <style:style style:name="P2" style:family="paragraph" style:parent-style-name="Standard">
      <style:paragraph-properties fo:margin-bottom="0.1111in" fo:line-height="108%"/>
      <style:text-properties style:font-name="Times" fo:font-size="16.0pt"/>
    </style:style>
    <style:style style:name="P3" style:family="paragraph" style:parent-style-name="Standard">
      <style:paragraph-properties fo:margin-left="0.5000in" fo:text-indent="-0.5000in" fo:line-height="108%">
        <style:tab-stops>
          <style:tab-stop style:position="0.1528in"/>
          <style:tab-stop style:position="0.5000in"/>
        </style:tab-stops>
      </style:paragraph-properties>
      <style:text-properties style:font-name="Times" fo:font-size="16.0pt"/>
    </style:style>
    <style:style style:name="P4" style:family="paragraph" style:parent-style-name="Standard">
      <style:paragraph-properties fo:line-height="108%">
        <style:tab-stops>
          <style:tab-stop style:position="0.3889in"/>
        </style:tab-stops>
      </style:paragraph-properties>
      <style:text-properties style:font-name="Times" fo:font-size="16.0pt"/>
    </style:style>
    <style:style style:name="P5" style:family="paragraph" style:parent-style-name="Standard">
      <style:paragraph-properties fo:margin-bottom="0.1111in" fo:margin-left="0.5000in" fo:text-align="justify" fo:text-indent="-0.5000in" fo:line-height="108%">
        <style:tab-stops>
          <style:tab-stop style:position="0.1528in"/>
          <style:tab-stop style:position="0.5000in"/>
        </style:tab-stops>
      </style:paragraph-properties>
      <style:text-properties style:font-name="Times" fo:font-size="16.0pt"/>
    </style:style>
    <style:style style:name="T1" style:family="text">
      <style:text-properties style:text-position="sub 100%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</office:automatic-styles>
  <office:body>
    <office:text>
      <text:p text:style-name="P1">A manager needs to assign a set of 6 tasks to 3 workers. Each task has a duration, and the manager wants to assign the tasks to the workers in such a way that the workload is as balanced as possible among the workers, i.e. by minimizing the maximum workload of the 3 workers.</text:p>
      <text:p text:style-name="P2">The tasks have the following estimated durations in hours:</text:p>
      <text:p text:style-name="P2"><text:s/>p<text:span text:style-name="T1">1</text:span><text:s/>= 5, p<text:span text:style-name="T1">2</text:span><text:s/>= 6, p<text:span text:style-name="T1">3</text:span><text:s/>= 9, p<text:span text:style-name="T1">4</text:span><text:s/>= 7, p<text:span text:style-name="T1">5</text:span><text:s/>= 3, p<text:span text:style-name="T1">6</text:span><text:s/>= 2. <text:s/></text:p>
      <text:list text:style-name="L1">
        <text:list-item>
          <text:p text:style-name="P3"><text:span text:style-name="T2">1.</text:span><text:s/>Formulate the problem in terms of ILP. </text:p>
        </text:list-item>
      </text:list>
      <text:p text:style-name="P4"/>
      <text:list text:style-name="L1">
        <text:list-item>
          <text:p text:style-name="P5"><text:span text:style-name="T2">2.</text:span><text:s/>Implement the proposed ILP model by means of the modeling language AMPL, and solve it using the optimization solver CPLEX.</text:p>
        </text:list-item>
        <text:list-item>
          <text:p text:style-name="P5"><text:span text:style-name="T2">3.</text:span><text:s/>Consider the case in which the assignment of each task costs 10 dollars, independently of the worker, but the manager needs to pay 150 dollars in case worker 1 works more than 9 hours. Formulate in terms of ILP the problem of assigning the 6 tasks to the 3 workers in such a way to minimize the total cost.</text:p>
        </text:list-item>
        <text:list-item>
          <text:p text:style-name="P5"><text:span text:style-name="T2">4.</text:span><text:s/>Implement the ILP model proposed in point 3 by means of the modeling language AMPL, and solve it using the optimization solver CPLEX. Compare the optimal solution found with the one determined at point 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  <meta:initial-creator>Giacomo</meta:initial-creator>
  </office:meta>
</office:document-meta>
</file>